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e1da" officeooo:paragraph-rsid="000ee1da"/>
    </style:style>
    <style:style style:name="P2" style:family="paragraph" style:parent-style-name="Standard">
      <style:text-properties officeooo:rsid="000ee1da" officeooo:paragraph-rsid="0010e5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621c"/>
    </style:style>
    <style:style style:name="T3" style:family="text">
      <style:text-properties officeooo:rsid="0010e5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1" text:outline-level="1">USB type C</text:h>
      <text:p text:style-name="P1"><text:a xlink:type="simple" xlink:href="https://www.usb.org/sites/default/files/USB%20Type-C%20Spec%20R2.0%20-%20August%202019.pdf" text:style-name="Internet_20_link" text:visited-style-name="Visited_20_Internet_20_Link">https://www.usb.org/sites/default/files/USB%20Type-C%20Spec%20R2.0%20-%20August%202019.pdf</text:a></text:p>
      <text:p text:style-name="P2">Type-C is spec. for connector, it is independent from USB 3.1 Gen1/2 and Power Delivery <text:span text:style-name="T2">features</text:span>. <text:span text:style-name="T3">Actually DisplayPort(for video like HDMI but newer) and Thunderbolt(multiplexed PCIe and DisplayPort) technologies use type-c as connector.</text:span></text:p>
      <text:p text:style-name="P1"/>
      <text:p text:style-name="P1">USB-PD is <text:span text:style-name="T2">protocol</text:span>, which enables 100W power supply delivery.</text:p>
      <text:p text:style-name="P1"/>
      <text:p text:style-name="P1">DFP(downstream facing port) – name of a <text:span text:style-name="T1">port on host</text:span>. <text:span text:style-name="T2">USB-PD DFP may either source supply(to devices) or consume supply(from charger).</text:span></text:p>
      <text:p text:style-name="P1"/>
      <text:p text:style-name="P1">UFP(upstream facing port) – name of a <text:span text:style-name="T1">port on device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13:21:10.480000000</meta:creation-date>
    <dc:date>2024-11-10T18:53:40.849000000</dc:date>
    <meta:editing-duration>PT5H1M49S</meta:editing-duration>
    <meta:editing-cycles>2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6" meta:word-count="75" meta:character-count="585" meta:non-whitespace-character-count="514"/>
  </office:meta>
</office:document-meta>
</file>